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6633"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svg:stroke-linecap="round" draw:fill="solid" draw:fill-color="#ffff99" draw:textarea-horizontal-align="left" draw:auto-grow-height="true" draw:auto-grow-width="false" fo:min-height="0.761cm" fo:min-width="0cm"/>
    </style:style>
    <style:style style:name="gr6" style:family="graphic" style:parent-style-name="standard">
      <style:graphic-properties draw:stroke="none" svg:stroke-width="0cm" svg:stroke-color="#ccffff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 draw:shadow="visible"/>
    </style:style>
    <style:style style:name="gr7" style:family="graphic" style:parent-style-name="standard">
      <style:graphic-properties draw:stroke="solid" svg:stroke-color="#000000" svg:stroke-linecap="round" draw:fill="solid" draw:fill-color="#ff9966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svg:stroke-width="0.1cm" svg:stroke-color="#6b2394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none" svg:stroke-color="#000000" svg:stroke-linecap="round" draw:fill="solid" draw:fill-color="#9966cc" draw:textarea-horizontal-align="left" draw:auto-grow-height="true" draw:auto-grow-width="false" fo:min-height="0.81cm" fo:min-width="0cm"/>
    </style:style>
    <style:style style:name="gr10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none" svg:stroke-color="#000000" svg:stroke-linecap="round" draw:fill="solid" draw:fill-color="#dc2300" draw:textarea-horizontal-align="left" draw:auto-grow-height="true" draw:auto-grow-width="true" fo:min-height="0.499cm" fo:min-width="0cm"/>
    </style:style>
    <style:style style:name="gr12" style:family="graphic" style:parent-style-name="standard">
      <style:graphic-properties draw:stroke="none" svg:stroke-color="#000000" svg:stroke-linecap="round" draw:fill="solid" draw:fill-color="#800000" draw:textarea-horizontal-align="left" draw:auto-grow-height="true" draw:auto-grow-width="true" fo:min-height="0.499cm" fo:min-width="0cm"/>
    </style:style>
    <style:style style:name="gr13" style:family="graphic" style:parent-style-name="standard">
      <style:graphic-properties svg:stroke-width="0.2cm" svg:stroke-color="#dc2300" draw:marker-start="Arrow" draw:marker-start-width="0.6cm" draw:marker-end="Arrow" draw:marker-end-width="0.6cm" draw:fill="solid" draw:fill-color="#c5000b" draw:textarea-vertical-align="middle" fo:padding-top="0.225cm" fo:padding-bottom="0.225cm" fo:padding-left="0.35cm" fo:padding-right="0.35cm" draw:shadow="visible"/>
    </style:style>
    <style:style style:name="gr14" style:family="graphic" style:parent-style-name="standard">
      <style:graphic-properties draw:stroke="none" svg:stroke-color="#000000" svg:stroke-linecap="round" draw:fill="solid" draw:fill-color="#800000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svg:stroke-linecap="round" draw:fill="solid" draw:fill-color="#dc2300" draw:textarea-horizontal-align="left" draw:auto-grow-height="true" draw:auto-grow-width="false" fo:min-height="0.499cm" fo:min-width="0.467cm"/>
    </style:style>
    <style:style style:name="gr16" style:family="graphic" style:parent-style-name="objectwithoutfill">
      <style:graphic-properties svg:stroke-width="0.1cm" svg:stroke-color="#0047ff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7" style:family="graphic" style:parent-style-name="standard">
      <style:graphic-properties draw:stroke="none" svg:stroke-color="#000000" svg:stroke-linecap="round" draw:fill="solid" draw:fill-color="#2323dc" draw:textarea-horizontal-align="left" draw:auto-grow-height="true" draw:auto-grow-width="false" fo:min-height="0.81cm" fo:min-width="0cm"/>
    </style:style>
    <style:style style:name="gr18" style:family="graphic" style:parent-style-name="standard">
      <style:graphic-properties draw:stroke="none" svg:stroke-color="#000000" svg:stroke-linecap="round" draw:fill="solid" draw:fill-color="#e6e6e6" draw:textarea-horizontal-align="left" draw:auto-grow-height="true" draw:auto-grow-width="false" fo:min-height="0.8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style:text-properties fo:font-size="10.5pt" style:font-size-asian="18pt" style:font-size-complex="18pt"/>
    </style:style>
    <style:style style:name="P5" style:family="paragraph">
      <style:text-properties fo:font-size="13pt" style:font-size-asian="18pt" style:font-size-complex="18pt"/>
    </style:style>
    <style:style style:name="T1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78cm" svg:y1="17.791cm" svg:x2="2.028cm" svg:y2="1.212cm">
          <text:p/>
        </draw:line>
        <draw:line draw:style-name="gr1" draw:text-style-name="P1" draw:layer="layout" svg:x1="1.931cm" svg:y1="17.788cm" svg:x2="27.351cm" svg:y2="17.788cm">
          <text:p/>
        </draw:line>
        <draw:custom-shape draw:style-name="gr2" draw:text-style-name="P1" draw:layer="layout" svg:width="4.03cm" svg:height="10.206cm" svg:x="2.004cm" svg:y="7.586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502cm" svg:height="4.792cm" svg:x="5.983cm" svg:y="13.002cm">
          <text:p text:style-name="P1">SCAN </text:p>
          <text:p text:style-name="P1">WIF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47cm" svg:height="3.866cm" svg:x="6.035cm" svg:y="7.582cm">
          <text:p text:style-name="P1"/>
          <text:p text:style-name="P1"/>
          <text:p text:style-name="P1">Accéléromètre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52cm" svg:height="1.047cm" svg:x="6.106cm" svg:y="6.445cm">
          <draw:text-box>
            <text:p text:style-name="P2">Si vitesse = 0 il y a moins de 30 s</text:p>
          </draw:text-box>
        </draw:frame>
        <draw:custom-shape draw:style-name="gr6" draw:text-style-name="P3" draw:layer="layout" svg:width="2.918cm" svg:height="1.483cm" svg:x="2.547cm" svg:y="15.245cm">
          <text:p text:style-name="P3"><text:span text:style-name="T1">listen</text:span> port <text:line-break/>série GP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18cm" svg:height="1.453cm" svg:x="14.612cm" svg:y="15.752cm">
          <text:p text:style-name="P3"><text:span text:style-name="T1">listen</text:span> port <text:line-break/>série WIFI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3.37cm" svg:height="0.666cm" svg:x="6.136cm" svg:y="12.132cm">
          <draw:text-box>
            <text:p text:style-name="P4">Si pas accéléromètre</text:p>
          </draw:text-box>
        </draw:frame>
        <draw:line draw:style-name="gr8" draw:text-style-name="P1" draw:layer="layout" svg:x1="1.998cm" svg:y1="5.006cm" svg:x2="10.757cm" svg:y2="5.02cm">
          <text:p/>
        </draw:line>
        <draw:frame draw:style-name="gr9" draw:text-style-name="P5" draw:layer="layout" svg:width="7.444cm" svg:height="1.275cm" svg:x="2.398cm" svg:y="3.655cm">
          <draw:text-box>
            <text:p text:style-name="P5">Durée cycle si V = 0 il y a moins de 30 s</text:p>
          </draw:text-box>
        </draw:frame>
        <draw:line draw:style-name="gr10" draw:text-style-name="P1" draw:layer="layout" svg:x1="5.984cm" svg:y1="18.813cm" svg:x2="5.978cm" svg:y2="17.824cm">
          <text:p/>
        </draw:line>
        <draw:frame draw:style-name="gr11" draw:text-style-name="P2" draw:layer="layout" svg:width="0.913cm" svg:height="0.749cm" svg:x="3.489cm" svg:y="10.322cm">
          <draw:text-box>
            <text:p text:style-name="P2">T1</text:p>
          </draw:text-box>
        </draw:frame>
        <draw:line draw:style-name="gr10" draw:text-style-name="P1" draw:layer="layout" svg:x1="18.397cm" svg:y1="18.763cm" svg:x2="18.388cm" svg:y2="17.824cm">
          <text:p/>
        </draw:line>
        <draw:frame draw:style-name="gr12" draw:text-style-name="P2" draw:layer="layout" svg:width="1.789cm" svg:height="1.047cm" svg:x="17.552cm" svg:y="18.754cm">
          <draw:text-box>
            <text:p text:style-name="P2">Lecture</text:p>
            <text:p text:style-name="P2">Résultat</text:p>
          </draw:text-box>
        </draw:frame>
        <draw:line draw:style-name="gr13" draw:text-style-name="P1" draw:layer="layout" svg:x1="1.954cm" svg:y1="11.271cm" svg:x2="6.058cm" svg:y2="11.296cm">
          <text:p/>
        </draw:line>
        <draw:frame draw:style-name="gr14" draw:text-style-name="P2" draw:layer="layout" svg:width="1.302cm" svg:height="0.649cm" svg:x="5.342cm" svg:y="18.755cm">
          <draw:text-box>
            <text:p text:style-name="P2">Scan</text:p>
          </draw:text-box>
        </draw:frame>
        <draw:frame draw:style-name="gr11" draw:text-style-name="P2" draw:layer="layout" svg:width="0.913cm" svg:height="0.749cm" svg:x="8.091cm" svg:y="8.497cm">
          <draw:text-box>
            <text:p text:style-name="P2">T2</text:p>
          </draw:text-box>
        </draw:frame>
        <draw:line draw:style-name="gr13" draw:text-style-name="P1" draw:layer="layout" svg:x1="6.06cm" svg:y1="9.398cm" svg:x2="10.633cm" svg:y2="9.42cm">
          <text:p/>
        </draw:line>
        <draw:frame draw:style-name="gr15" draw:text-style-name="P2" draw:layer="layout" svg:width="0.967cm" svg:height="0.749cm" svg:x="8.285cm" svg:y="13.162cm">
          <draw:text-box>
            <text:p text:style-name="P2">T3</text:p>
          </draw:text-box>
        </draw:frame>
        <draw:line draw:style-name="gr13" draw:text-style-name="P1" draw:layer="layout" svg:x1="6.134cm" svg:y1="14.063cm" svg:x2="19.411cm" svg:y2="14.065cm">
          <text:p/>
        </draw:line>
        <draw:line draw:style-name="gr16" draw:text-style-name="P1" draw:layer="layout" svg:x1="2.023cm" svg:y1="2.965cm" svg:x2="19.362cm" svg:y2="2.992cm">
          <text:p/>
        </draw:line>
        <draw:frame draw:style-name="gr17" draw:text-style-name="P5" draw:layer="layout" svg:width="15.801cm" svg:height="1.06cm" svg:x="2.474cm" svg:y="1.83cm">
          <draw:text-box>
            <text:p text:style-name="P5">Durée cycle si V était = 0 il y a plus de 30 s</text:p>
          </draw:text-box>
        </draw:frame>
        <draw:frame draw:style-name="gr18" draw:text-style-name="P5" draw:layer="layout" svg:width="3.465cm" svg:height="1.787cm" svg:x="18.997cm" svg:y="5.517cm">
          <draw:text-box>
            <text:p text:style-name="P5">T1 = 2 s</text:p>
            <text:p text:style-name="P5">T2 = 2 s</text:p>
            <text:p text:style-name="P5">T3 <text:s/>= 20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7" draw:fill-hatch-name="Hatching_20_2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22:18:37.089151680</meta:creation-date>
    <dc:date>2015-07-15T23:22:46.427322180</dc:date>
    <meta:editing-duration>PT17M55S</meta:editing-duration>
    <meta:editing-cycles>3</meta:editing-cycles>
    <meta:generator>LibreOffice/4.2.8.2$Linux_x86 LibreOffice_project/420m0$Build-2</meta:generator>
    <meta:document-statistic meta:object-count="24"/>
  </office:meta>
</office:document-meta>
</file>